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212eac" officeooo:paragraph-rsid="00212eac"/>
    </style:style>
    <style:style style:name="P2" style:family="paragraph" style:parent-style-name="Heading_20_1">
      <style:text-properties fo:language="en" fo:country="GB" officeooo:rsid="00214372" officeooo:paragraph-rsid="00214372"/>
    </style:style>
    <style:style style:name="P3" style:family="paragraph" style:parent-style-name="Text_20_body" style:list-style-name="L1">
      <style:text-properties fo:language="en" fo:country="GB" officeooo:rsid="00214372" officeooo:paragraph-rsid="00214372"/>
    </style:style>
    <style:style style:name="P4" style:family="paragraph" style:parent-style-name="Text_20_body" style:list-style-name="L1">
      <style:text-properties fo:language="en" fo:country="GB" officeooo:rsid="002a79f9" officeooo:paragraph-rsid="002a79f9"/>
    </style:style>
    <style:style style:name="P5" style:family="paragraph" style:parent-style-name="Text_20_body" style:list-style-name="L1">
      <style:text-properties fo:language="en" fo:country="GB" officeooo:rsid="002a79f9" officeooo:paragraph-rsid="002b87d1"/>
    </style:style>
    <style:style style:name="P6" style:family="paragraph" style:parent-style-name="Text_20_body" style:list-style-name="L1">
      <style:text-properties fo:language="en" fo:country="GB" officeooo:rsid="00227890" officeooo:paragraph-rsid="00227890"/>
    </style:style>
    <style:style style:name="P7" style:family="paragraph" style:parent-style-name="Text_20_body" style:list-style-name="L1">
      <style:text-properties fo:language="en" fo:country="GB" officeooo:rsid="00227890" officeooo:paragraph-rsid="002b87d1"/>
    </style:style>
    <style:style style:name="P8" style:family="paragraph" style:parent-style-name="Text_20_body" style:list-style-name="L1">
      <style:text-properties fo:language="en" fo:country="GB" officeooo:rsid="002b87d1" officeooo:paragraph-rsid="002b87d1"/>
    </style:style>
    <style:style style:name="P9" style:family="paragraph" style:parent-style-name="Text_20_body" style:list-style-name="L1">
      <style:text-properties fo:language="en" fo:country="GB" officeooo:rsid="0022e613" officeooo:paragraph-rsid="0022e613"/>
    </style:style>
    <style:style style:name="P10" style:family="paragraph" style:parent-style-name="Text_20_body" style:list-style-name="L1">
      <style:text-properties fo:language="en" fo:country="GB" officeooo:rsid="0022e613" officeooo:paragraph-rsid="002b87d1"/>
    </style:style>
    <style:style style:name="T1" style:family="text">
      <style:text-properties officeooo:rsid="00227890"/>
    </style:style>
    <style:style style:name="T2" style:family="text">
      <style:text-properties officeooo:rsid="0022e613"/>
    </style:style>
    <style:style style:name="T3" style:family="text">
      <style:text-properties officeooo:rsid="002b87d1"/>
    </style:style>
    <style:style style:name="T4" style:family="text">
      <style:text-properties officeooo:rsid="002c3b6d"/>
    </style:style>
    <style:style style:name="T5" style:family="text">
      <style:text-properties officeooo:rsid="002df5a4"/>
    </style:style>
    <style:style style:name="T6" style:family="text">
      <style:text-properties officeooo:rsid="002fb0a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ker Commands</text:h>
      <text:p text:style-name="P1"/>
      <text:list text:style-name="L1">
        <text:list-item>
          <text:p text:style-name="P3">To <text:span text:style-name="T1">check all docker containers.</text:span></text:p>
          <text:p text:style-name="P4">Docker ps -a</text:p>
        </text:list-item>
        <text:list-item>
          <text:p text:style-name="P6">To delete all docker containers that are stopped.</text:p>
          <text:p text:style-name="P4">Docker container prune</text:p>
        </text:list-item>
        <text:list-item>
          <text:p text:style-name="P6">To check all docker images.</text:p>
          <text:p text:style-name="P4">Docker images</text:p>
        </text:list-item>
        <text:list-item>
          <text:p text:style-name="P6">To create a docker container and run an image. <text:span text:style-name="T2">Use the option that deletes the container when it stops executing.</text:span></text:p>
          <text:p text:style-name="P5">Docker run --rm <text:s/><text:span text:style-name="T3">image_name</text:span><text:span text:style-name="T1">:tag</text:span></text:p>
        </text:list-item>
        <text:list-item>
          <text:p text:style-name="P6">To create a docker container and open a command terminal in that container.</text:p>
          <text:p text:style-name="P5">Docker run -it <text:s/><text:span text:style-name="T3">image_name</text:span><text:span text:style-name="T1">:tag</text:span></text:p>
        </text:list-item>
        <text:list-item>
          <text:p text:style-name="P6">To start a container that was previously stopped.</text:p>
          <text:p text:style-name="P4">Docker start -i container_id</text:p>
        </text:list-item>
        <text:list-item>
          <text:p text:style-name="P6">To stop a container </text:p>
          <text:p text:style-name="P4">docker stop container_id</text:p>
        </text:list-item>
        <text:list-item>
          <text:p text:style-name="P6">To run a command in a running container.</text:p>
          <text:p text:style-name="P4">Docker exec -<text:span text:style-name="T4">it </text:span>container_id <text:span text:style-name="T5">command</text:span></text:p>
        </text:list-item>
        <text:list-item>
          <text:p text:style-name="P6">To build a new docker image from a container that we previously modified.</text:p>
          <text:p text:style-name="P8">Docker commit container_id new_image_name:tag</text:p>
        </text:list-item>
        <text:list-item>
          <text:p text:style-name="P6">To build a new docker image using a Dockerfile.</text:p>
          <text:p text:style-name="P7"><text:span text:style-name="T3">D</text:span>ocker build -t <text:span text:style-name="T3">image_name:</text:span><text:span text:style-name="T6">tag </text:span>.</text:p>
        </text:list-item>
        <text:list-item>
          <text:p text:style-name="P6">To rename an image.</text:p>
          <text:p text:style-name="P7">docker tag <text:span text:style-name="T3">image_name</text:span>:tag <text:span text:style-name="T3">new_image_name</text:span>:tag</text:p>
        </text:list-item>
        <text:list-item>
          <text:p text:style-name="P6">To login to Docker Hub.</text:p>
          <text:p text:style-name="P6"><text:span text:style-name="T3">D</text:span>ocker login --username=my_user_name</text:p>
        </text:list-item>
        <text:list-item>
          <text:p text:style-name="P6">To upload our repository.</text:p>
          <text:p text:style-name="P6"><text:span text:style-name="T3">D</text:span>ocker push new-repo:tag<text:span text:style-name="T3">_</text:span>name</text:p>
        </text:list-item>
        <text:list-item>
          <text:p text:style-name="P9">To start up all the containers using docker compose.</text:p>
          <text:p text:style-name="P10"><text:span text:style-name="T3">D</text:span>ocker compose <text:span text:style-name="T3">up</text:span></text:p>
        </text:list-item>
        <text:list-item>
          <text:p text:style-name="P9"><text:soft-page-break/>To stop all the running containers without removing them.</text:p>
          <text:p text:style-name="P9"><text:span text:style-name="T3">D</text:span>ocker compose stop</text:p>
        </text:list-item>
        <text:list-item>
          <text:p text:style-name="P9">To remove all the containers using docker compose.</text:p>
          <text:p text:style-name="P10"><text:span text:style-name="T3">D</text:span>ocker compose <text:span text:style-name="T3">rm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2:53:43.442118779</dc:date>
    <meta:editing-duration>PT2H44M21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208" meta:character-count="1239" meta:non-whitespace-character-count="1079"/>
  </office:meta>
</office:document-meta>
</file>